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TTE ER EN TES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Halse Rygh</meta:initial-creator>
    <dc:creator>Jonas Halse Rygh</dc:creator>
    <meta:creation-date>2017-09-24T14:33:00Z</meta:creation-date>
    <dc:date>2017-09-24T14:34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